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64ecf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8f0a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e15df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1beb533" officeooo:paragraph-rsid="026d46a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normal" officeooo:rsid="01487d38" officeooo:paragraph-rsid="026df2e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nsolas" fo:font-size="12pt" fo:language="en" fo:country="US" fo:font-style="normal" style:text-underline-style="none" fo:font-weight="bold" officeooo:rsid="01598242" officeooo:paragraph-rsid="01598242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onsolas" fo:font-size="12pt" fo:language="en" fo:country="US" fo:font-style="normal" style:text-underline-style="none" fo:font-weight="bold" officeooo:rsid="01dfb02f" officeooo:paragraph-rsid="01dfb02f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17.992cm"/>
        </style:tab-stops>
      </style:paragraph-properties>
      <style:text-properties fo:color="#000000" loext:opacity="100%" style:font-name="Consolas" fo:font-size="12pt" fo:language="en" fo:country="US" fo:font-style="normal" style:text-underline-style="none" fo:font-weight="normal" officeooo:rsid="01598242" officeooo:paragraph-rsid="0167632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7.992cm"/>
        </style:tab-stops>
      </style:paragraph-properties>
      <style:text-properties fo:color="#000000" loext:opacity="100%" style:font-name="Consolas" fo:font-size="12pt" fo:language="en" fo:country="US" fo:font-style="normal" style:text-underline-style="none" officeooo:rsid="01f05568" officeooo:paragraph-rsid="0167632a" fo:background-color="transparent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0aa9111" officeooo:paragraph-rsid="01fee5b7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1e899ec" officeooo:paragraph-rsid="01e730a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nsolas" fo:font-size="10pt" fo:language="en" fo:country="US" fo:font-style="normal" style:text-underline-style="none" fo:font-weight="normal" officeooo:rsid="00aa9111" officeooo:paragraph-rsid="01f919b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ing_20_1">
      <loext:graphic-properties draw:fill-gradient-name="gradient" draw:fill-hatch-name="hatch"/>
      <style:paragraph-properties fo:margin-top="0.42cm" fo:margin-bottom="0cm" style:contextual-spacing="false"/>
      <style:text-properties officeooo:paragraph-rsid="019f4beb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276aceb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185ee97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2877bd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287c63b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289bce0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22cdf25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1487d38" officeooo:paragraph-rsid="028a9d91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1beb533" officeooo:paragraph-rsid="026d46a9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normal" officeooo:rsid="01487d38" officeooo:paragraph-rsid="027afd7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normal" officeooo:rsid="00aa9111" officeooo:paragraph-rsid="026df2e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normal" officeooo:rsid="00aa9111" officeooo:paragraph-rsid="02a18ed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13cdad1" officeooo:paragraph-rsid="01e35f5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13cdad1" officeooo:paragraph-rsid="01ea5c9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1e899ec" officeooo:paragraph-rsid="01e730a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onsolas" fo:font-size="9pt" fo:language="en" fo:country="US" fo:font-style="normal" style:text-underline-style="none" fo:font-weight="normal" officeooo:rsid="02a18ede" officeooo:paragraph-rsid="02a18ed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onsolas" fo:font-size="10pt" fo:language="en" fo:country="US" fo:font-style="normal" style:text-underline-style="none" fo:font-weight="normal" officeooo:rsid="00aa9111" officeooo:paragraph-rsid="01f81df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olas" fo:font-size="10pt" fo:language="en" fo:country="US" fo:font-style="normal" style:text-underline-style="none" fo:font-weight="normal" officeooo:rsid="00aa9111" officeooo:paragraph-rsid="029d1ae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onsolas" fo:font-size="10pt" fo:language="en" fo:country="US" fo:font-style="normal" style:text-underline-style="none" fo:font-weight="normal" officeooo:rsid="00aa9111" officeooo:paragraph-rsid="021955d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onsolas" fo:font-size="10pt" fo:language="en" fo:country="US" fo:font-style="normal" style:text-underline-style="none" fo:font-weight="normal" officeooo:rsid="02a18ede" officeooo:paragraph-rsid="02a18ed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style:font-name="Consolas" fo:font-size="10pt" fo:language="en" fo:country="US" fo:font-style="normal" style:text-underline-style="none" fo:font-weight="normal" officeooo:rsid="01f30c81" officeooo:paragraph-rsid="01f88f2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style:font-name="Consolas" fo:font-size="10pt" fo:language="en" fo:country="US" fo:font-style="normal" style:text-underline-style="none" fo:font-weight="normal" officeooo:rsid="00aa9111" officeooo:paragraph-rsid="01f81df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203ec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64ecfd" style:font-weight-asian="normal" style:font-weight-complex="normal"/>
    </style:style>
    <style:style style:name="T4" style:family="text">
      <style:text-properties fo:font-weight="normal" officeooo:rsid="013cdad1" style:font-weight-asian="normal" style:font-weight-complex="normal"/>
    </style:style>
    <style:style style:name="T5" style:family="text">
      <style:text-properties fo:font-weight="normal" officeooo:rsid="0142bdc3" style:font-weight-asian="normal" style:font-weight-complex="normal"/>
    </style:style>
    <style:style style:name="T6" style:family="text">
      <style:text-properties fo:font-weight="normal" officeooo:rsid="016a7cd8" style:font-weight-asian="normal" style:font-weight-complex="normal"/>
    </style:style>
    <style:style style:name="T7" style:family="text">
      <style:text-properties fo:font-weight="normal" officeooo:rsid="02810bc0" style:font-weight-asian="normal" style:font-weight-complex="normal"/>
    </style:style>
    <style:style style:name="T8" style:family="text">
      <style:text-properties fo:font-weight="normal" officeooo:rsid="00cda55b" fo:background-color="#ccf4c6" loext:char-shading-value="0" style:font-weight-asian="normal" style:font-weight-complex="normal"/>
    </style:style>
    <style:style style:name="T9" style:family="text">
      <style:text-properties fo:font-weight="normal" officeooo:rsid="016a7cd8" fo:background-color="#f9cfb5" loext:char-shading-value="0" style:font-weight-asian="normal" style:font-weight-complex="normal"/>
    </style:style>
    <style:style style:name="T10" style:family="text">
      <style:text-properties fo:color="#000000" loext:opacity="100%" fo:font-style="normal" style:text-underline-style="none" fo:font-weight="normal" officeooo:rsid="01598242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font-style="normal" style:text-underline-style="none" fo:font-weight="normal" officeooo:rsid="0164ecfd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style:text-position="0% 100%" fo:font-style="normal" style:text-underline-style="none" fo:background-color="transparent" loext:char-shading-value="0" style:font-style-asian="normal" style:font-style-complex="normal"/>
    </style:style>
    <style:style style:name="T13" style:family="text">
      <style:text-properties fo:color="#000000" loext:opacity="100%" style:text-position="0% 100%" fo:font-style="normal" style:text-underline-style="none" officeooo:rsid="01ccda17" fo:background-color="transparent" loext:char-shading-value="0" style:font-style-asian="normal" style:font-style-complex="normal"/>
    </style:style>
    <style:style style:name="T14" style:family="text">
      <style:text-properties fo:color="#000000" loext:opacity="100%" style:text-position="0% 100%" fo:font-style="normal" style:text-underline-style="none" officeooo:rsid="01d5550d" fo:background-color="transparent" loext:char-shading-value="0" style:font-style-asian="normal" style:font-style-complex="normal"/>
    </style:style>
    <style:style style:name="T15" style:family="text">
      <style:text-properties fo:color="#000000" loext:opacity="100%" style:text-position="0% 100%" fo:font-style="normal" style:text-underline-style="none" officeooo:rsid="01dae90d" fo:background-color="transparent" loext:char-shading-value="0" style:font-style-asian="normal" style:font-style-complex="normal"/>
    </style:style>
    <style:style style:name="T16" style:family="text">
      <style:text-properties fo:color="#000000" loext:opacity="100%" style:text-position="0% 100%" fo:font-style="normal" style:text-underline-style="none" officeooo:rsid="02391e3e" fo:background-color="transparent" loext:char-shading-value="0" style:font-style-asian="normal" style:font-style-complex="normal"/>
    </style:style>
    <style:style style:name="T17" style:family="text">
      <style:text-properties fo:color="#000000" loext:opacity="100%" style:text-position="0% 100%" fo:font-style="normal" style:text-underline-style="none" officeooo:rsid="01511a9d" fo:background-color="transparent" loext:char-shading-value="0" style:font-style-asian="normal" style:font-style-complex="normal"/>
    </style:style>
    <style:style style:name="T18" style:family="text">
      <style:text-properties fo:color="#000000" loext:opacity="100%" style:text-position="0% 100%" fo:font-style="normal" style:text-underline-style="none" officeooo:rsid="016a7cd8" fo:background-color="transparent" loext:char-shading-value="0" style:font-style-asian="normal" style:font-style-complex="normal"/>
    </style:style>
    <style:style style:name="T19" style:family="text">
      <style:text-properties fo:color="#000000" loext:opacity="100%" style:text-position="0% 100%" fo:font-style="normal" style:text-underline-style="none" officeooo:rsid="01d3a399" fo:background-color="transparent" loext:char-shading-value="0" style:font-style-asian="normal" style:font-style-complex="normal"/>
    </style:style>
    <style:style style:name="T20" style:family="text">
      <style:text-properties fo:color="#000000" loext:opacity="100%" style:text-position="0% 100%" fo:font-style="normal" style:text-underline-style="none" officeooo:rsid="016e2d23" fo:background-color="transparent" loext:char-shading-value="0" style:font-style-asian="normal" style:font-style-complex="normal"/>
    </style:style>
    <style:style style:name="T21" style:family="text">
      <style:text-properties fo:color="#000000" loext:opacity="100%" style:text-position="0% 100%" fo:font-style="normal" style:text-underline-style="none" officeooo:rsid="02280b46" fo:background-color="transparent" loext:char-shading-value="0" style:font-style-asian="normal" style:font-style-complex="normal"/>
    </style:style>
    <style:style style:name="T22" style:family="text">
      <style:text-properties fo:color="#000000" loext:opacity="100%" style:text-position="0% 100%" fo:font-style="normal" style:text-underline-style="none" officeooo:rsid="0223c535" fo:background-color="transparent" loext:char-shading-value="0" style:font-style-asian="normal" style:font-style-complex="normal"/>
    </style:style>
    <style:style style:name="T23" style:family="text">
      <style:text-properties fo:color="#000000" loext:opacity="100%" style:text-position="0% 100%" fo:font-style="normal" style:text-underline-style="none" fo:font-weight="normal" officeooo:rsid="013cdad1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style:text-position="0% 100%" fo:font-style="normal" style:text-underline-style="none" fo:font-weight="normal" officeooo:rsid="0222802a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style:text-position="0% 100%" fo:font-style="normal" style:text-underline-style="none" fo:font-weight="normal" officeooo:rsid="00cda55b" fo:background-color="#ccf4c6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text-position="0% 100%" fo:font-style="normal" style:text-underline-style="none" fo:font-weight="normal" officeooo:rsid="00cda55b" fo:background-color="#aadcf7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text-position="0% 100%" fo:font-style="normal" style:text-underline-style="none" fo:font-weight="normal" officeooo:rsid="0144622e" fo:background-color="#aadcf7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style:text-position="0% 100%" fo:font-style="normal" style:text-underline-style="none" fo:font-weight="normal" officeooo:rsid="0146af03" fo:background-color="#aadcf7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text-position="0% 100%" fo:font-style="normal" style:text-underline-style="none" fo:font-weight="normal" officeooo:rsid="00cda55b" fo:background-color="#fde9a9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text-position="0% 100%" fo:font-style="normal" style:text-underline-style="none" officeooo:rsid="02820c8b" fo:background-color="#ffff00" loext:char-shading-value="0" style:font-style-asian="normal" style:font-style-complex="normal"/>
    </style:style>
    <style:style style:name="T31" style:family="text">
      <style:text-properties fo:color="#000000" loext:opacity="100%" style:text-position="0% 100%" fo:font-style="normal" style:text-underline-style="none" fo:font-weight="bold" officeooo:rsid="013cdad1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color="#000000" loext:opacity="100%" style:text-position="0% 100%" fo:font-style="normal" style:text-underline-style="none" officeooo:rsid="00cda55b" fo:background-color="#fde9a9" loext:char-shading-value="0" style:font-style-asian="normal" style:font-style-complex="normal"/>
    </style:style>
    <style:style style:name="T33" style:family="text">
      <style:text-properties fo:color="#000000" loext:opacity="100%" style:text-position="super 58%" fo:font-style="normal" style:text-underline-style="none" fo:font-weight="bold" officeooo:rsid="02820c8b" fo:background-color="#ffff00" loext:char-shading-value="0" style:font-style-asian="normal" style:font-weight-asian="bold" style:font-style-complex="normal" style:font-weight-complex="bold"/>
    </style:style>
    <style:style style:name="T34" style:family="text">
      <style:text-properties fo:color="#000000" loext:opacity="100%" style:text-position="sub 58%" fo:font-style="normal" style:text-underline-style="none" fo:background-color="transparent" loext:char-shading-value="0" style:font-style-asian="normal" style:font-style-complex="normal"/>
    </style:style>
    <style:style style:name="T35" style:family="text">
      <style:text-properties fo:color="#000000" loext:opacity="100%" style:text-position="sub 58%" fo:font-style="normal" style:text-underline-style="none" officeooo:rsid="02391e3e" fo:background-color="transparent" loext:char-shading-value="0" style:font-style-asian="normal" style:font-style-complex="normal"/>
    </style:style>
    <style:style style:name="T36" style:family="text">
      <style:text-properties fo:color="#000000" loext:opacity="100%" style:text-position="sub 58%" fo:font-style="normal" style:text-underline-style="none" officeooo:rsid="0223c535" fo:background-color="transparent" loext:char-shading-value="0" style:font-style-asian="normal" style:font-style-complex="normal"/>
    </style:style>
    <style:style style:name="T37" style:family="text">
      <style:text-properties fo:color="#000000" loext:opacity="100%" style:text-position="sub 58%" fo:font-style="normal" style:text-underline-style="none" fo:font-weight="normal" officeooo:rsid="013cdad1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style:text-position="sub 58%" fo:font-style="normal" style:text-underline-style="none" fo:font-weight="bold" officeooo:rsid="016a7cd8" fo:background-color="#f9cfb5" loext:char-shading-value="0" style:font-style-asian="normal" style:font-weight-asian="bold" style:font-style-complex="normal" style:font-weight-complex="bold"/>
    </style:style>
    <style:style style:name="T39" style:family="text">
      <style:text-properties officeooo:rsid="00af3a55"/>
    </style:style>
    <style:style style:name="T40" style:family="text">
      <style:text-properties officeooo:rsid="00c1e379"/>
    </style:style>
    <style:style style:name="T41" style:family="text">
      <style:text-properties officeooo:rsid="00c54796"/>
    </style:style>
    <style:style style:name="T42" style:family="text">
      <style:text-properties officeooo:rsid="00c56014"/>
    </style:style>
    <style:style style:name="T43" style:family="text">
      <style:text-properties officeooo:rsid="00cbf445"/>
    </style:style>
    <style:style style:name="T44" style:family="text">
      <style:text-properties officeooo:rsid="00cda55b" fo:background-color="#fde9a9" loext:char-shading-value="0"/>
    </style:style>
    <style:style style:name="T45" style:family="text">
      <style:text-properties officeooo:rsid="00cda55b" fo:background-color="#aadcf7" loext:char-shading-value="0"/>
    </style:style>
    <style:style style:name="T46" style:family="text">
      <style:text-properties officeooo:rsid="0144622e" fo:background-color="#aadcf7" loext:char-shading-value="0"/>
    </style:style>
    <style:style style:name="T47" style:family="text">
      <style:text-properties officeooo:rsid="0146af03" fo:background-color="#aadcf7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1511a9d" fo:background-color="transparent" loext:char-shading-value="0"/>
    </style:style>
    <style:style style:name="T50" style:family="text">
      <style:text-properties officeooo:rsid="016a7cd8" fo:background-color="transparent" loext:char-shading-value="0"/>
    </style:style>
    <style:style style:name="T51" style:family="text">
      <style:text-properties officeooo:rsid="01d3a399" fo:background-color="transparent" loext:char-shading-value="0"/>
    </style:style>
    <style:style style:name="T52" style:family="text">
      <style:text-properties officeooo:rsid="016e2d23" fo:background-color="transparent" loext:char-shading-value="0"/>
    </style:style>
    <style:style style:name="T53" style:family="text">
      <style:text-properties officeooo:rsid="013cdad1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weight="normal" officeooo:rsid="013cdad1" style:font-weight-asian="normal" style:font-weight-complex="normal"/>
    </style:style>
    <style:style style:name="T56" style:family="text">
      <style:text-properties style:text-position="sub 58%" fo:font-weight="normal" officeooo:rsid="016a7cd8" style:font-weight-asian="normal" style:font-weight-complex="normal"/>
    </style:style>
    <style:style style:name="T57" style:family="text">
      <style:text-properties style:text-position="sub 58%" fo:font-weight="normal" officeooo:rsid="022780d3" fo:background-color="transparent" loext:char-shading-value="0" style:font-weight-asian="normal" style:font-weight-complex="normal"/>
    </style:style>
    <style:style style:name="T58" style:family="text">
      <style:text-properties style:text-position="sub 58%" fo:font-weight="normal" officeooo:rsid="0269c9da" fo:background-color="transparent" loext:char-shading-value="0" style:font-weight-asian="normal" style:font-weight-complex="normal"/>
    </style:style>
    <style:style style:name="T59" style:family="text">
      <style:text-properties style:text-position="sub 58%" officeooo:rsid="013cdad1"/>
    </style:style>
    <style:style style:name="T60" style:family="text">
      <style:text-properties style:text-position="sub 58%" officeooo:rsid="0142bdc3"/>
    </style:style>
    <style:style style:name="T61" style:family="text">
      <style:text-properties style:text-position="sub 58%" fo:font-weight="bold" officeooo:rsid="02820c8b" fo:background-color="#ffff00" loext:char-shading-value="0" style:font-weight-asian="bold" style:font-weight-complex="bold"/>
    </style:style>
    <style:style style:name="T62" style:family="text">
      <style:text-properties style:text-position="sub 58%" officeooo:rsid="0223c535" fo:background-color="transparent" loext:char-shading-value="0"/>
    </style:style>
    <style:style style:name="T63" style:family="text">
      <style:text-properties style:text-position="sub 58%" officeooo:rsid="0269c9da"/>
    </style:style>
    <style:style style:name="T64" style:family="text">
      <style:text-properties officeooo:rsid="0142bdc3"/>
    </style:style>
    <style:style style:name="T65" style:family="text">
      <style:text-properties style:text-position="0% 100%"/>
    </style:style>
    <style:style style:name="T66" style:family="text">
      <style:text-properties style:text-position="0% 100%" fo:font-weight="normal" officeooo:rsid="013cdad1" style:font-weight-asian="normal" style:font-weight-complex="normal"/>
    </style:style>
    <style:style style:name="T67" style:family="text">
      <style:text-properties style:text-position="0% 100%" fo:font-weight="normal" officeooo:rsid="016a7cd8" style:font-weight-asian="normal" style:font-weight-complex="normal"/>
    </style:style>
    <style:style style:name="T68" style:family="text">
      <style:text-properties style:text-position="0% 100%" fo:font-weight="normal" officeooo:rsid="01487d38" style:font-weight-asian="normal" style:font-weight-complex="normal"/>
    </style:style>
    <style:style style:name="T69" style:family="text">
      <style:text-properties style:text-position="0% 100%" fo:font-weight="normal" officeooo:rsid="02810bc0" style:font-weight-asian="normal" style:font-weight-complex="normal"/>
    </style:style>
    <style:style style:name="T70" style:family="text">
      <style:text-properties style:text-position="0% 100%" fo:font-weight="normal" officeooo:rsid="01511a9d" fo:background-color="transparent" loext:char-shading-value="0" style:font-weight-asian="normal" style:font-weight-complex="normal"/>
    </style:style>
    <style:style style:name="T71" style:family="text">
      <style:text-properties style:text-position="0% 100%" fo:font-weight="normal" officeooo:rsid="016e2d23" fo:background-color="transparent" loext:char-shading-value="0" style:font-weight-asian="normal" style:font-weight-complex="normal"/>
    </style:style>
    <style:style style:name="T72" style:family="text">
      <style:text-properties style:text-position="0% 100%" fo:font-weight="normal" officeooo:rsid="022780d3" fo:background-color="transparent" loext:char-shading-value="0" style:font-weight-asian="normal" style:font-weight-complex="normal"/>
    </style:style>
    <style:style style:name="T73" style:family="text">
      <style:text-properties style:text-position="0% 100%" fo:font-weight="normal" officeooo:rsid="0257b693" fo:background-color="transparent" loext:char-shading-value="0" style:font-weight-asian="normal" style:font-weight-complex="normal"/>
    </style:style>
    <style:style style:name="T74" style:family="text">
      <style:text-properties style:text-position="0% 100%" fo:font-weight="normal" officeooo:rsid="025a9a8c" fo:background-color="transparent" loext:char-shading-value="0" style:font-weight-asian="normal" style:font-weight-complex="normal"/>
    </style:style>
    <style:style style:name="T75" style:family="text">
      <style:text-properties style:text-position="0% 100%" fo:font-weight="normal" officeooo:rsid="016a7cd8" fo:background-color="transparent" loext:char-shading-value="0" style:font-weight-asian="normal" style:font-weight-complex="normal"/>
    </style:style>
    <style:style style:name="T76" style:family="text">
      <style:text-properties style:text-position="0% 100%" fo:font-weight="normal" officeooo:rsid="01d3a399" fo:background-color="transparent" loext:char-shading-value="0" style:font-weight-asian="normal" style:font-weight-complex="normal"/>
    </style:style>
    <style:style style:name="T77" style:family="text">
      <style:text-properties style:text-position="0% 100%" fo:font-weight="normal" officeooo:rsid="027cad77" fo:background-color="transparent" loext:char-shading-value="0" style:font-weight-asian="normal" style:font-weight-complex="normal"/>
    </style:style>
    <style:style style:name="T78" style:family="text">
      <style:text-properties style:text-position="0% 100%" fo:font-weight="normal" officeooo:rsid="012c688f" fo:background-color="transparent" loext:char-shading-value="0" style:font-weight-asian="normal" style:font-weight-complex="normal"/>
    </style:style>
    <style:style style:name="T79" style:family="text">
      <style:text-properties style:text-position="0% 100%" fo:font-weight="normal" officeooo:rsid="016a7cd8" fo:background-color="#f9cfb5" loext:char-shading-value="0" style:font-weight-asian="normal" style:font-weight-complex="normal"/>
    </style:style>
    <style:style style:name="T80" style:family="text">
      <style:text-properties style:text-position="0% 100%" officeooo:rsid="016a7cd8" fo:background-color="#f9cfb5" loext:char-shading-value="0"/>
    </style:style>
    <style:style style:name="T81" style:family="text">
      <style:text-properties style:text-position="0% 100%" officeooo:rsid="014d37c2"/>
    </style:style>
    <style:style style:name="T82" style:family="text">
      <style:text-properties style:text-position="0% 100%" officeooo:rsid="00cda55b" fo:background-color="#ccf4c6" loext:char-shading-value="0"/>
    </style:style>
    <style:style style:name="T83" style:family="text">
      <style:text-properties style:text-position="0% 100%" officeooo:rsid="01ebf77a"/>
    </style:style>
    <style:style style:name="T84" style:family="text">
      <style:text-properties style:text-position="0% 100%" officeooo:rsid="016a7cd8"/>
    </style:style>
    <style:style style:name="T85" style:family="text">
      <style:text-properties style:text-position="0% 100%" officeooo:rsid="01f05568"/>
    </style:style>
    <style:style style:name="T86" style:family="text">
      <style:text-properties style:text-position="0% 100%" officeooo:rsid="01f30c81"/>
    </style:style>
    <style:style style:name="T87" style:family="text">
      <style:text-properties style:text-position="0% 100%" officeooo:rsid="01f50966"/>
    </style:style>
    <style:style style:name="T88" style:family="text">
      <style:text-properties style:text-position="0% 100%" officeooo:rsid="01f81df5"/>
    </style:style>
    <style:style style:name="T89" style:family="text">
      <style:text-properties style:text-position="0% 100%" officeooo:rsid="00cda55b"/>
    </style:style>
    <style:style style:name="T90" style:family="text">
      <style:text-properties style:text-position="0% 100%" officeooo:rsid="01f9e881"/>
    </style:style>
    <style:style style:name="T91" style:family="text">
      <style:text-properties style:text-position="0% 100%" officeooo:rsid="00af3a55"/>
    </style:style>
    <style:style style:name="T92" style:family="text">
      <style:text-properties style:text-position="0% 100%" officeooo:rsid="00c54796"/>
    </style:style>
    <style:style style:name="T93" style:family="text">
      <style:text-properties style:text-position="0% 100%" officeooo:rsid="00c56014"/>
    </style:style>
    <style:style style:name="T94" style:family="text">
      <style:text-properties style:text-position="0% 100%" officeooo:rsid="00cbf445"/>
    </style:style>
    <style:style style:name="T95" style:family="text">
      <style:text-properties style:text-position="0% 100%" officeooo:rsid="01511a9d"/>
    </style:style>
    <style:style style:name="T96" style:family="text">
      <style:text-properties style:text-position="0% 100%" officeooo:rsid="0182813b"/>
    </style:style>
    <style:style style:name="T97" style:family="text">
      <style:text-properties style:text-position="0% 100%" officeooo:rsid="0154985e"/>
    </style:style>
    <style:style style:name="T98" style:family="text">
      <style:text-properties style:text-position="0% 100%" officeooo:rsid="01fc83c8"/>
    </style:style>
    <style:style style:name="T99" style:family="text">
      <style:text-properties style:text-position="0% 100%" officeooo:rsid="021955da"/>
    </style:style>
    <style:style style:name="T100" style:family="text">
      <style:text-properties style:text-position="0% 100%" officeooo:rsid="021b566e"/>
    </style:style>
    <style:style style:name="T101" style:family="text">
      <style:text-properties style:text-position="0% 100%" officeooo:rsid="013cdad1"/>
    </style:style>
    <style:style style:name="T102" style:family="text">
      <style:text-properties style:text-position="0% 100%" officeooo:rsid="01511a9d" fo:background-color="transparent" loext:char-shading-value="0"/>
    </style:style>
    <style:style style:name="T103" style:family="text">
      <style:text-properties style:text-position="0% 100%" officeooo:rsid="0223c535" fo:background-color="transparent" loext:char-shading-value="0"/>
    </style:style>
    <style:style style:name="T104" style:family="text">
      <style:text-properties style:text-position="0% 100%" officeooo:rsid="02280b46" fo:background-color="transparent" loext:char-shading-value="0"/>
    </style:style>
    <style:style style:name="T105" style:family="text">
      <style:text-properties style:text-position="0% 100%" officeooo:rsid="016a7cd8" fo:background-color="transparent" loext:char-shading-value="0"/>
    </style:style>
    <style:style style:name="T106" style:family="text">
      <style:text-properties style:text-position="0% 100%" officeooo:rsid="01d3a399" fo:background-color="transparent" loext:char-shading-value="0"/>
    </style:style>
    <style:style style:name="T107" style:family="text">
      <style:text-properties style:text-position="0% 100%" officeooo:rsid="016e2d23" fo:background-color="transparent" loext:char-shading-value="0"/>
    </style:style>
    <style:style style:name="T108" style:family="text">
      <style:text-properties style:text-position="0% 100%" officeooo:rsid="00cda55b" fo:background-color="#aadcf7" loext:char-shading-value="0"/>
    </style:style>
    <style:style style:name="T109" style:family="text">
      <style:text-properties style:text-position="0% 100%" officeooo:rsid="0144622e" fo:background-color="#aadcf7" loext:char-shading-value="0"/>
    </style:style>
    <style:style style:name="T110" style:family="text">
      <style:text-properties style:text-position="0% 100%" officeooo:rsid="0146af03" fo:background-color="#aadcf7" loext:char-shading-value="0"/>
    </style:style>
    <style:style style:name="T111" style:family="text">
      <style:text-properties style:text-position="0% 100%" officeooo:rsid="02914efd"/>
    </style:style>
    <style:style style:name="T112" style:family="text">
      <style:text-properties style:text-position="0% 100%" officeooo:rsid="029d1aec"/>
    </style:style>
    <style:style style:name="T113" style:family="text">
      <style:text-properties style:text-position="0% 100%" officeooo:rsid="01dae90d"/>
    </style:style>
    <style:style style:name="T114" style:family="text">
      <style:text-properties style:text-position="0% 100%" officeooo:rsid="01e899ec"/>
    </style:style>
    <style:style style:name="T115" style:family="text">
      <style:text-properties officeooo:rsid="01511a9d"/>
    </style:style>
    <style:style style:name="T116" style:family="text">
      <style:text-properties officeooo:rsid="0154985e"/>
    </style:style>
    <style:style style:name="T117" style:family="text">
      <style:text-properties officeooo:rsid="0182813b"/>
    </style:style>
    <style:style style:name="T118" style:family="text">
      <style:text-properties officeooo:rsid="01b6d9f7"/>
    </style:style>
    <style:style style:name="T119" style:family="text">
      <style:text-properties officeooo:rsid="01e899ec"/>
    </style:style>
    <style:style style:name="T120" style:family="text">
      <style:text-properties officeooo:rsid="01edd547"/>
    </style:style>
    <style:style style:name="T121" style:family="text">
      <style:text-properties officeooo:rsid="01fee5b7"/>
    </style:style>
    <style:style style:name="T122" style:family="text">
      <style:text-properties officeooo:rsid="00cda55b" fo:background-color="#ccf4c6" loext:char-shading-value="0"/>
    </style:style>
    <style:style style:name="T123" style:family="text">
      <style:text-properties officeooo:rsid="025de2b5"/>
    </style:style>
    <style:style style:name="T124" style:family="text">
      <style:text-properties officeooo:rsid="0269c9da"/>
    </style:style>
    <style:style style:name="T125" style:family="text">
      <style:text-properties officeooo:rsid="0277f121"/>
    </style:style>
    <style:style style:name="T126" style:family="text">
      <style:text-properties officeooo:rsid="027ad8ed"/>
    </style:style>
    <style:style style:name="T127" style:family="text">
      <style:text-properties officeooo:rsid="027de13e"/>
    </style:style>
    <style:style style:name="T128" style:family="text">
      <style:text-properties officeooo:rsid="02963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MINIMAL SECTOR ARCHIVER</text:h>
      <text:p text:style-name="P10">minimal fault-tolerant data encoding of archives on virtual sectors level</text:p>
      <text:p text:style-name="P9"/>
      <text:p text:style-name="P7"><text:span text:style-name="T118">SECTOR </text:span>FORMAT</text:p>
      <text:p text:style-name="P17">===============================================<text:span text:style-name="T39">==</text:span><text:span text:style-name="T41">==</text:span><text:span text:style-name="T42">====</text:span><text:span text:style-name="T43">==</text:span><text:span text:style-name="T115">=</text:span><text:span text:style-name="T117">==</text:span><text:span text:style-name="T116">=</text:span><text:span text:style-name="T117">=</text:span></text:p>
      <text:p text:style-name="P17">| <text:s/>XX<text:span text:style-name="T64">X</text:span> <text:s/>| <text:s text:c="6"/>DESCRIPTION<text:span text:style-name="T54"> </text:span><text:s text:c="4"/>| <text:s text:c="9"/><text:span text:style-name="T64">FORMULA</text:span><text:span text:style-name="T60"> </text:span><text:span text:style-name="T64"><text:s text:c="11"/></text:span>|</text:p>
      <text:p text:style-name="P17">===============================================<text:span text:style-name="T39">==</text:span><text:span text:style-name="T41">==</text:span><text:span text:style-name="T42">====</text:span><text:span text:style-name="T43">==</text:span><text:span text:style-name="T117">==</text:span><text:span text:style-name="T115">=</text:span><text:span text:style-name="T116">=</text:span><text:span text:style-name="T117">=</text:span></text:p>
      <text:p text:style-name="P18">| <text:s/><text:span text:style-name="T45">D</text:span><text:span text:style-name="T46">A</text:span><text:span text:style-name="T47">T</text:span> <text:s/>| <text:span text:style-name="T53">File data <text:s text:c="11"/></text:span><text:span text:style-name="T59"><text:s/></text:span><text:span text:style-name="T4">| <text:s text:c="27"/></text:span><text:span text:style-name="T55"><text:s/></text:span><text:span text:style-name="T5">|</text:span></text:p>
      <text:p text:style-name="P18"><text:span text:style-name="T5">| <text:s/></text:span><text:span text:style-name="T9">ARN</text:span><text:span text:style-name="T5"> <text:s/>| </text:span><text:span text:style-name="T6">Archive name</text:span><text:span text:style-name="T67"> <text:s text:c="8"/></text:span><text:span text:style-name="T56"><text:s/></text:span><text:span text:style-name="T4">| <text:s text:c="27"/></text:span><text:span text:style-name="T55"><text:s/></text:span><text:span text:style-name="T5">|</text:span></text:p>
      <text:p text:style-name="P15"><text:span text:style-name="T5">| <text:s/></text:span><text:span text:style-name="T8">FID</text:span><text:span text:style-name="T5"> <text:s/>|</text:span><text:span text:style-name="T4"> File </text:span><text:span text:style-name="T7">ID</text:span><text:span text:style-name="T68"> <text:s text:c="13"/></text:span><text:span text:style-name="T55"><text:s/></text:span><text:span text:style-name="T4">| </text:span><text:span text:style-name="T25">FID</text:span><text:span text:style-name="T23">=</text:span><text:span text:style-name="T31">SHA512</text:span><text:span text:style-name="T23">(</text:span><text:span text:style-name="T26">D</text:span><text:span text:style-name="T27">A</text:span><text:span text:style-name="T28">T</text:span><text:span text:style-name="T23">)</text:span><text:span text:style-name="T24"> <text:s text:c="7"/></text:span><text:span text:style-name="T23"><text:s text:c="4"/></text:span><text:span text:style-name="T37"><text:s/></text:span><text:span text:style-name="T66">|</text:span></text:p>
      <text:p text:style-name="P19">| <text:s/><text:span text:style-name="T44">SID</text:span> <text:s/>|<text:span text:style-name="T66"> Sector</text:span><text:span text:style-name="T61">N</text:span><text:span text:style-name="T66"> </text:span><text:span text:style-name="T69">ID <text:s text:c="10"/></text:span><text:span text:style-name="T66"><text:s/>| </text:span><text:span text:style-name="T29">SID</text:span><text:span text:style-name="T23">=</text:span><text:span text:style-name="T31">HMACSHA512</text:span><text:span text:style-name="T38">ARN</text:span><text:span text:style-name="T23">(</text:span><text:span text:style-name="T25">FID</text:span><text:span text:style-name="T23">)</text:span><text:span text:style-name="T33">N</text:span><text:span text:style-name="T24"> <text:s text:c="4"/></text:span><text:span text:style-name="T37"><text:s text:c="2"/></text:span><text:span text:style-name="T66">|</text:span></text:p>
      <text:p text:style-name="P4">--------------------------------------------------------------</text:p>
      <text:p text:style-name="P19"><text:span text:style-name="T40">|</text:span> <text:s/>DATA SECTOR<text:span text:style-name="T61">N</text:span>: [<text:span text:style-name="T44">SID</text:span><text:span text:style-name="T61">N</text:span><text:span text:style-name="T48"> </text:span><text:span text:style-name="T45">DAT</text:span><text:span text:style-name="T61">N</text:span><text:span text:style-name="T74">]</text:span><text:span text:style-name="T73"> <text:s text:c="31"/></text:span><text:span text:style-name="T58"><text:s text:c="3"/></text:span><text:span text:style-name="T37"><text:s/></text:span>|</text:p>
      <text:p text:style-name="P5">| <text:s/><text:span text:style-name="T124">default </text:span>sector size <text:span text:style-name="T124">= 512 <text:s text:c="31"/></text:span><text:span text:style-name="T63"><text:s text:c="2"/></text:span><text:span text:style-name="T124">|</text:span></text:p>
      <text:p text:style-name="P5">| <text:s/><text:span text:style-name="T123">sector </text:span>payload size = <text:span text:style-name="T126">448 (</text:span>sector size – <text:span text:style-name="T125">64</text:span><text:span text:style-name="T126">)</text:span> <text:s text:c="12"/><text:span text:style-name="T54"><text:s text:c="2"/></text:span>|</text:p>
      <text:p text:style-name="P25">| <text:s/><text:span text:style-name="T30">N</text:span><text:span text:style-name="T13"> – </text:span><text:span text:style-name="T14">sector number <text:s text:c="15"/></text:span><text:span text:style-name="T16"><text:s text:c="24"/></text:span><text:span text:style-name="T35"><text:s text:c="2"/></text:span><text:span text:style-name="T16">|</text:span></text:p>
      <text:p text:style-name="P16">--------------------------------------------------------------</text:p>
      <text:p text:style-name="P23"><text:span text:style-name="T102">| </text:span><text:span text:style-name="T108">D</text:span><text:span text:style-name="T109">A</text:span><text:span text:style-name="T110">T</text:span><text:span text:style-name="T105"> </text:span><text:span text:style-name="T106">format</text:span><text:span text:style-name="T107">: </text:span><text:span text:style-name="T104">byte array</text:span><text:span text:style-name="T103"> <text:s text:c="35"/></text:span><text:span text:style-name="T62"><text:s text:c="2"/></text:span><text:span text:style-name="T102">|</text:span></text:p>
      <text:p text:style-name="P21"><text:span text:style-name="T70">| </text:span><text:span text:style-name="T79">ARN</text:span><text:span text:style-name="T75"> </text:span><text:span text:style-name="T76">format</text:span><text:span text:style-name="T71">: </text:span><text:span text:style-name="T77">UTF-8 bytes </text:span><text:span text:style-name="T71">(</text:span><text:span text:style-name="T78">without BOM</text:span><text:span text:style-name="T71">)</text:span><text:span text:style-name="T72"> <text:s text:c="20"/></text:span><text:span text:style-name="T57"><text:s text:c="2"/></text:span><text:span text:style-name="T70">|</text:span></text:p>
      <text:p text:style-name="P6"><text:span text:style-name="T49">| </text:span><text:span text:style-name="T122">FID</text:span><text:span text:style-name="T50"> </text:span><text:span text:style-name="T51">format</text:span><text:span text:style-name="T52">: </text:span><text:span text:style-name="T104">byte array</text:span><text:span text:style-name="T103"> <text:s text:c="35"/></text:span><text:span text:style-name="T62"><text:s text:c="2"/></text:span><text:span text:style-name="T102">|</text:span></text:p>
      <text:p text:style-name="P23"><text:span text:style-name="T17">| </text:span><text:span text:style-name="T32">SID</text:span><text:span text:style-name="T18"> </text:span><text:span text:style-name="T19">format</text:span><text:span text:style-name="T20">: </text:span><text:span text:style-name="T21">byte array</text:span><text:span text:style-name="T22"> <text:s text:c="35"/></text:span><text:span text:style-name="T36"><text:s text:c="2"/></text:span><text:span text:style-name="T17">|</text:span></text:p>
      <text:p text:style-name="P20"><text:span text:style-name="T2">--------------------------------------------------------------</text:span></text:p>
      <text:p text:style-name="P24">| <text:span text:style-name="T12">Data correction: binary voting on </text:span><text:span text:style-name="T15">sector </text:span><text:span text:style-name="T12">copies <text:s text:c="4"/></text:span><text:span text:style-name="T15"><text:s text:c="6"/></text:span><text:span text:style-name="T34"><text:s text:c="2"/></text:span>|</text:p>
      <text:p text:style-name="P3">--------------------------------------------------------------</text:p>
      <text:p text:style-name="P3"/>
      <text:p text:style-name="P8"/>
      <text:p text:style-name="P8">USER-SIDE INFORMATION TO RESTORE DATA</text:p>
      <text:p text:style-name="P35">===============================================<text:span text:style-name="T39">==</text:span><text:span text:style-name="T41">==</text:span><text:span text:style-name="T42">====</text:span><text:span text:style-name="T43">==</text:span><text:span text:style-name="T115">=</text:span><text:span text:style-name="T117">==</text:span><text:span text:style-name="T116">=</text:span><text:span text:style-name="T117">=</text:span></text:p>
      <text:p text:style-name="P31"><text:span text:style-name="T88">| </text:span><text:span text:style-name="T80">ARN</text:span><text:span text:style-name="T81">+</text:span><text:span text:style-name="T82">FID</text:span><text:span text:style-name="T87"> </text:span><text:span text:style-name="T100">(</text:span><text:span text:style-name="T84">Archive name</text:span><text:span text:style-name="T100"> + </text:span><text:span text:style-name="T101">File identificator </text:span><text:span text:style-name="T112">+ File Size</text:span><text:span text:style-name="T100">)</text:span><text:span text:style-name="T113"> <text:s text:c="2"/></text:span><text:span text:style-name="T54"><text:s text:c="2"/></text:span><text:span text:style-name="T88">|</text:span></text:p>
      <text:p text:style-name="P30"><text:span text:style-name="T87">===============================================</text:span><text:span text:style-name="T91">==</text:span><text:span text:style-name="T92">==</text:span><text:span text:style-name="T93">====</text:span><text:span text:style-name="T94">==</text:span><text:span text:style-name="T95">=</text:span><text:span text:style-name="T96">==</text:span><text:span text:style-name="T97">=</text:span><text:span text:style-name="T96">=</text:span></text:p>
      <text:p text:style-name="P30"><text:span text:style-name="T96"/></text:p>
      <text:p text:style-name="P26"><text:span text:style-name="T111">ARN <text:s text:c="2"/></text:span><text:span text:style-name="T83">A</text:span><text:span text:style-name="T65">rchive name</text:span></text:p>
      <text:p text:style-name="P27"><text:span text:style-name="T127">FID <text:s text:c="2"/></text:span><text:span text:style-name="T120">A <text:s text:c="3"/>B <text:s text:c="3"/>C <text:s text:c="3"/>D</text:span></text:p>
      <text:p text:style-name="P11"><text:span text:style-name="T119">1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1"><text:span text:style-name="T119">2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1"><text:span text:style-name="T119">3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1"><text:span text:style-name="T119">4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1"><text:span text:style-name="T119">5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1"><text:span text:style-name="T119">6 <text:s text:c="4"/></text:span><text:span text:style-name="T121">FFFF</text:span><text:span text:style-name="T53"> </text:span><text:span text:style-name="T121">FFFF</text:span><text:span text:style-name="T53"> </text:span><text:span text:style-name="T121">FFFF</text:span><text:span text:style-name="T53"> </text:span><text:span text:style-name="T121">FFFF</text:span></text:p>
      <text:p text:style-name="P12">7 <text:s text:c="4"/>FFFF FFFF FFFF FFFF</text:p>
      <text:p text:style-name="P12">8 <text:s text:c="4"/>FFFF FFFF FFFF FFFF</text:p>
      <text:p text:style-name="P29">SIZE <text:s/><text:span text:style-name="T65">0000</text:span><text:span text:style-name="T114"> </text:span><text:span text:style-name="T65">0000</text:span><text:span text:style-name="T114"> </text:span><text:span text:style-name="T65">0000</text:span><text:span text:style-name="T114"> </text:span><text:span text:style-name="T65">0000</text:span></text:p>
      <text:p text:style-name="P29"/>
      <text:p text:style-name="P29"/>
      <text:p text:style-name="P13"><text:span text:style-name="T80">ARN</text:span><text:span text:style-name="T84"> <text:s/>– </text:span><text:span text:style-name="T85">allows to store each archive in dedicated space</text:span></text:p>
      <text:p text:style-name="P13"><text:span text:style-name="T85"><text:s text:c="7"/></text:span><text:span text:style-name="T86">of virtual sectors</text:span></text:p>
      <text:p text:style-name="P32"><text:span text:style-name="T82">FID</text:span><text:span text:style-name="T89"> <text:s/>– </text:span><text:span text:style-name="T90">allows to identify/</text:span><text:span text:style-name="T98">check integrity </text:span><text:span text:style-name="T99">of </text:span><text:span text:style-name="T90">stored file</text:span></text:p>
      <text:p text:style-name="P33"><text:span text:style-name="T90">S</text:span><text:span text:style-name="T65">IZE – file size in decimal format, used in SID-generation</text:span></text:p>
      <text:p text:style-name="P33"><text:s text:c="7"/>(quantity of sectors) and allows to trim restored data</text:p>
      <text:p text:style-name="P34">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MP2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64ecfd" style:font-size-asian="10pt" style:font-size-complex="10pt"/>
    </style:style>
    <style:style style:name="MT1" style:family="text">
      <style:text-properties officeooo:rsid="0296300b"/>
    </style:style>
    <style:style style:name="MT2" style:family="text">
      <style:text-properties officeooo:rsid="0203ec45"/>
    </style:style>
    <style:style style:name="MT3" style:family="text"/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weight="normal" officeooo:rsid="0164ecfd" style:font-weight-asian="normal" style:font-weight-complex="normal"/>
    </style:style>
    <style:style style:name="MT6" style:family="text">
      <style:text-properties fo:color="#000000" loext:opacity="100%" fo:font-style="normal" style:text-underline-style="none" fo:font-weight="normal" officeooo:rsid="01598242" fo:background-color="transparent" loext:char-shading-value="0" style:font-style-asian="normal" style:font-weight-asian="normal" style:font-style-complex="normal" style:font-weight-complex="normal"/>
    </style:style>
    <style:style style:name="MT7" style:family="text">
      <style:text-properties fo:color="#000000" loext:opacity="100%" fo:font-style="normal" style:text-underline-style="none" fo:font-weight="normal" officeooo:rsid="0164ecfd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037cm" fo:margin-bottom="2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3-<text:span text:style-name="MT1">11</text:span>-<text:span text:style-name="MT2">0</text:span><text:span text:style-name="MT1">1</text:span></text:p>
        <text:p text:style-name="MP1"><text:a xlink:type="simple" xlink:href="mailto:artem.drobanov@gmail.com" text:style-name="Internet_20_link" text:visited-style-name="Visited_20_Internet_20_Link">artem.drobanov@gmail.com</text:a></text:p>
        <text:p text:style-name="MP2">https://github.com/art-droban<text:span text:style-name="MT4">ov/</text:span><text:span text:style-name="MT5">M</text:span><text:span text:style-name="MT6">inimal</text:span><text:span text:style-name="MT7">S</text:span><text:span text:style-name="MT6">ector</text:span><text:span text:style-name="MT7">A</text:span><text:span text:style-name="MT6">rchive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1:15:28.959000000</meta:creation-date>
    <dc:date>2023-11-01T11:11:55.073000000</dc:date>
    <meta:editing-duration>PT21H37M27S</meta:editing-duration>
    <meta:editing-cycles>44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7" meta:word-count="234" meta:character-count="2259" meta:non-whitespace-character-count="1569"/>
  </office:meta>
</office:document-meta>
</file>